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weight="bold" officeooo:rsid="001157dc" officeooo:paragraph-rsid="001157d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914c6" officeooo:paragraph-rsid="001914c6" style:font-size-asian="14pt" style:font-size-complex="14pt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157dc" officeooo:paragraph-rsid="00150c52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942ca" officeooo:paragraph-rsid="001942ca" style:font-size-asian="14pt" style:font-size-complex="14pt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4pt" officeooo:rsid="001c0bb0" officeooo:paragraph-rsid="001c0bb0" style:font-size-asian="14pt" style:font-size-complex="14pt"/>
    </style:style>
    <style:style style:name="T1" style:family="text">
      <style:text-properties fo:font-size="18pt" officeooo:rsid="00150c52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ip to</text:span>:</text:p>
      <text:p text:style-name="P3"/>
      <text:p text:style-name="P5">David Krasner</text:p>
      <text:p text:style-name="P5">7656 N Sonoma Way</text:p>
      <text:p text:style-name="P5">Tucson, AZ 85743</text:p>
      <text:p text:style-name="P5">United States (U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9-15T23:17:52.060931294</dc:date>
    <dc:creator>kolja </dc:creator>
    <meta:editing-duration>PT15H17M37S</meta:editing-duration>
    <meta:editing-cycles>9</meta:editing-cycles>
    <meta:generator>LibreOffice/5.0.3.2$Linux_X86_64 LibreOffice_project/00m0$Build-2</meta:generator>
    <meta:printed-by>kolja </meta:printed-by>
    <meta:print-date>2016-09-15T10:40:56.167288025</meta:print-date>
    <meta:document-statistic meta:table-count="0" meta:image-count="0" meta:object-count="0" meta:page-count="1" meta:paragraph-count="5" meta:word-count="14" meta:character-count="72" meta:non-whitespace-character-count="63"/>
  </office:meta>
</office:document-meta>
</file>